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F4D1DB01275480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67cm, 7.36cm, 11.336cm, 7.4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568cm" svg:x="0.301cm" svg:y="0.201cm">
          <draw:image xlink:href="Pictures/10000000000005E8000007E06F4D1DB01275480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14:14.604963300</dc:date>
    <meta:editing-duration>PT2M5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